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B02AD3166B328D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49cm, 7.321cm, 1.5cm, 0.01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99cm" svg:height="10.249cm" svg:x="3cm" svg:y="1.25cm">
          <draw:image xlink:href="Pictures/1000000000000280000001E0B02AD3166B328D6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3T17:38:31.469528533</meta:creation-date>
    <dc:date>2023-11-03T18:47:17.866393737</dc:date>
    <meta:editing-duration>PT18M15S</meta:editing-duration>
    <meta:editing-cycles>1</meta:editing-cycles>
    <meta:generator>LibreOffice/7.3.7.2$Linux_X86_64 LibreOffice_project/30$Build-2</meta:generator>
    <meta:document-statistic meta:object-count="1"/>
  </office:meta>
</office:document-meta>
</file>